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c9211e" loext:opacity="100%"/>
    </style:style>
    <style:style style:name="P2" style:family="paragraph" style:parent-style-name="Standard">
      <style:text-properties fo:color="#c9211e" loext:opacity="100%" officeooo:paragraph-rsid="00115ad1"/>
    </style:style>
    <style:style style:name="P3" style:family="paragraph" style:parent-style-name="Text_20_body">
      <style:text-properties fo:color="#c9211e" loext:opacity="100%"/>
    </style:style>
    <style:style style:name="P4" style:family="paragraph" style:parent-style-name="Standard">
      <style:text-properties fo:color="#c9211e" loext:opacity="100%" officeooo:paragraph-rsid="0014e687"/>
    </style:style>
    <style:style style:name="P5" style:family="paragraph" style:parent-style-name="Text_20_body">
      <style:paragraph-properties fo:orphans="1"/>
    </style:style>
    <style:style style:name="P6" style:family="paragraph" style:parent-style-name="Standard">
      <style:text-properties fo:color="#000000" loext:opacity="100%" officeooo:rsid="0014e687" officeooo:paragraph-rsid="0014e687"/>
    </style:style>
    <style:style style:name="P7" style:family="paragraph" style:parent-style-name="Standard">
      <style:text-properties fo:color="#c9211e" loext:opacity="100%" officeooo:rsid="0014e687" officeooo:paragraph-rsid="0014e687"/>
    </style:style>
    <style:style style:name="P8" style:family="paragraph" style:parent-style-name="Standard">
      <style:text-properties fo:color="#000000" loext:opacity="100%" officeooo:rsid="0014e687" officeooo:paragraph-rsid="0014e687"/>
    </style:style>
    <style:style style:name="P9" style:family="paragraph" style:parent-style-name="Standard">
      <style:text-properties fo:color="#000000" loext:opacity="100%" officeooo:rsid="0014e687" officeooo:paragraph-rsid="00187f60"/>
    </style:style>
    <style:style style:name="P10" style:family="paragraph" style:parent-style-name="Standard">
      <style:text-properties fo:color="#168253" loext:opacity="100%" officeooo:rsid="0014e687" officeooo:paragraph-rsid="0014e687"/>
    </style:style>
    <style:style style:name="P11" style:family="paragraph" style:parent-style-name="Standard">
      <style:text-properties fo:color="#168253" loext:opacity="100%" officeooo:paragraph-rsid="0014e687"/>
    </style:style>
    <style:style style:name="P12" style:family="paragraph" style:parent-style-name="Standard">
      <style:text-properties fo:color="#168253" loext:opacity="100%"/>
    </style:style>
    <style:style style:name="P13" style:family="paragraph" style:parent-style-name="Text_20_body" style:list-style-name="L1">
      <style:paragraph-properties fo:text-align="justify" style:justify-single-word="false"/>
      <style:text-properties fo:color="#c9211e" loext:opacity="100%"/>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1">
      <style:paragraph-properties fo:margin-top="0cm" fo:margin-bottom="0cm" style:contextual-spacing="false" fo:text-align="justify" style:justify-single-word="false"/>
    </style:style>
    <style:style style:name="P16" style:family="paragraph" style:parent-style-name="Text_20_body">
      <style:paragraph-properties fo:orphans="1"/>
    </style:style>
    <style:style style:name="T1" style:family="text">
      <style:text-properties fo:background-color="#ffff00" loext:char-shading-value="0"/>
    </style:style>
    <style:style style:name="T2" style:family="text">
      <style:text-properties fo:color="#000000" loext:opacity="100%"/>
    </style:style>
    <style:style style:name="T3" style:family="text">
      <style:text-properties officeooo:rsid="0016944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oid do_send(osjob_t* j) </text:p>
      <text:p text:style-name="P2">{</text:p>
      <text:p text:style-name="P1"><text:s text:c="4"/><text:span text:style-name="T1">// Check if there is not a current TX/RX job running</text:span></text:p>
      <text:p text:style-name="P2"><text:s text:c="4"/>if (LMIC.opmode &amp; OP_TXRXPEND) </text:p>
      <text:p text:style-name="P2"><text:s text:c="3"/>{</text:p>
      <text:p text:style-name="P1"><text:s text:c="8"/>Serial.println(F("OP_TXRXPEND, not sending"));</text:p>
      <text:p text:style-name="P2"><text:s text:c="4"/>} </text:p>
      <text:p text:style-name="P2"><text:s text:c="4"/>else</text:p>
      <text:p text:style-name="P2"><text:s text:c="3"/>{</text:p>
      <text:p text:style-name="P1"><text:s text:c="7"/><text:span text:style-name="T1"><text:s/>// Prepare upstream data transmission at the next possible time.</text:span></text:p>
      <text:p text:style-name="P1"><text:s text:c="8"/>LMIC_setTxData2(1, mydata, sizeof(mydata) - 1, 0);</text:p>
      <text:p text:style-name="P1"><text:s text:c="8"/>Serial.println(F("Packet queued"));</text:p>
      <text:p text:style-name="P1"><text:s text:c="4"/>}</text:p>
      <text:p text:style-name="P1"><text:s text:c="3"/><text:span text:style-name="T1"><text:s/>// Next TX is scheduled after TX_COMPLETE event.</text:span></text:p>
      <text:p text:style-name="P1">}</text:p>
      <text:p text:style-name="P1"/>
      <text:p text:style-name="P1"/>
      <text:p text:style-name="P3"/>
      <text:p text:style-name="P3"/>
      <text:list xml:id="list1021629405" text:style-name="L1">
        <text:list-item>
          <text:p text:style-name="P13"><text:span text:style-name="T2">The function is defined with the name </text:span><text:span text:style-name="Source_20_Text"><text:span text:style-name="T2">do_send</text:span></text:span><text:span text:style-name="T2">, and it takes a pointer to an </text:span><text:span text:style-name="Source_20_Text"><text:span text:style-name="T2">osjob_t</text:span></text:span><text:span text:style-name="T2"> structure as its argument. The </text:span><text:span text:style-name="Source_20_Text"><text:span text:style-name="T2">osjob_t</text:span></text:span><text:span text:style-name="T2"> structure is used by the LMIC library to manage jobs and tasks, such as transmitting or receiving data.</text:span></text:p>
        </text:list-item>
        <text:list-item>
          <text:p text:style-name="P14">The function begins by checking whether there is a current transmission or reception job (<text:span text:style-name="Source_20_Text">OP_TXRXPEND</text:span>) in progress. If there is, it prints a message to the serial console stating that a job is already pending, and it cannot send another message at this moment. This check ensures that you don't initiate multiple transmissions concurrently, which would violate LoRaWAN regulations.</text:p>
        </text:list-item>
        <text:list-item>
          <text:p text:style-name="P14">If there is no ongoing job (i.e., the <text:span text:style-name="Source_20_Text">if</text:span> condition is not met), the function proceeds to prepare the data for upstream transmission.</text:p>
        </text:list-item>
        <text:list-item>
          <text:p text:style-name="P14">It calls the function <text:span text:style-name="Source_20_Text">LMIC_setTxData2</text:span> to set up the data transmission. The parameters for <text:span text:style-name="Source_20_Text">LMIC_setTxData2</text:span> are as follows:</text:p>
          <text:list>
            <text:list-item>
              <text:p text:style-name="P15"><text:span text:style-name="Source_20_Text">1</text:span>: The first argument is the port number. This is a number between 1 and 223 that represents the logical port on the LoRaWAN packet. It helps the network server route the data to the appropriate application on the backend.</text:p>
            </text:list-item>
            <text:list-item>
              <text:p text:style-name="P15"><text:span text:style-name="Source_20_Text">mydata</text:span>: The second argument is a pointer to the data to be sent. In this case, it's the <text:span text:style-name="Source_20_Text">mydata</text:span> array, which contains the payload "Hello, world!"</text:p>
            </text:list-item>
            <text:list-item>
              <text:p text:style-name="P15"><text:span text:style-name="Source_20_Text">sizeof(mydata) - 1</text:span>: The third argument is the size of the data to be sent. It calculates the size of the <text:span text:style-name="Source_20_Text">mydata</text:span> array and subtracts 1 to exclude the null-terminating character at the end of the string.</text:p>
            </text:list-item>
            <text:list-item>
              <text:p text:style-name="P15"><text:span text:style-name="Source_20_Text">0</text:span>: The fourth argument is the frame options, which is set to 0 in this case.</text:p>
            </text:list-item>
          </text:list>
        </text:list-item>
        <text:list-item>
          <text:p text:style-name="P14">After setting up the data for transmission, the function prints a message to the serial console, indicating that the packet is queued for transmission.</text:p>
        </text:list-item>
        <text:list-item>
          <text:p text:style-name="P14">The <text:span text:style-name="Source_20_Text">do_send</text:span> function does not actually send the data immediately. Instead, it schedules the next transmission to occur after the <text:span text:style-name="Source_20_Text">EV_TXCOMPLETE</text:span> event. This event is raised when <text:soft-page-break/>the previous transmission is complete, including any waiting for receive windows. The actual transmission happens when this event occurs.</text:p>
        </text:list-item>
        <text:list-item>
          <text:p text:style-name="P14">Overall, the <text:span text:style-name="Source_20_Text">do_send</text:span> function ensures that the LoRaWAN device is ready to send data and schedules the transmission in accordance with LoRaWAN duty cycle limitations, network settings, and the completion of previous transmissions. This approach helps maintain compliance with LoRaWAN regulations and efficient use of resources.</text:p>
        </text:list-item>
      </text:list>
      <text:p text:style-name="P5"/>
      <text:p text:style-name="P5"/>
      <text:p text:style-name="P5"/>
      <text:p text:style-name="P5"/>
      <text:p text:style-name="P5"/>
      <text:p text:style-name="P5"/>
      <text:p text:style-name="P11">void loop() </text:p>
      <text:p text:style-name="P11">{</text:p>
      <text:p text:style-name="P12"><text:s text:c="4"/>unsigned long now;</text:p>
      <text:p text:style-name="P12"><text:s text:c="4"/>now = millis();</text:p>
      <text:p text:style-name="P11"><text:s text:c="4"/>if ((now &amp; 512) != 0) </text:p>
      <text:p text:style-name="P11"><text:s text:c="3"/>{</text:p>
      <text:p text:style-name="P12"><text:s text:c="6"/>digitalWrite(13, HIGH);</text:p>
      <text:p text:style-name="P12"><text:s text:c="4"/>}</text:p>
      <text:p text:style-name="P11"><text:s text:c="4"/>else </text:p>
      <text:p text:style-name="P11"><text:s text:c="3"/>{</text:p>
      <text:p text:style-name="P12"><text:s text:c="6"/>digitalWrite(13, LOW);</text:p>
      <text:p text:style-name="P12"><text:s text:c="4"/>}</text:p>
      <text:p text:style-name="P12"/>
      <text:p text:style-name="P12"><text:s text:c="4"/>os_runloop_once();</text:p>
      <text:p text:style-name="P12"/>
      <text:p text:style-name="P12">}</text:p>
      <text:p text:style-name="P1"/>
      <text:p text:style-name="P6">in this void loop codes other than “os_runloop_once();” is for inbuild indicator led.which is <text:s/>using as a indicator to the transmission of data through lora.</text:p>
      <text:p text:style-name="P7">unsigned long now;</text:p>
      <text:p text:style-name="P4"><text:s text:c="4"/>now = millis();</text:p>
      <text:p text:style-name="P4"><text:s text:c="4"/>if ((now &amp; 512) != 0) </text:p>
      <text:p text:style-name="P4"><text:s text:c="3"/>{</text:p>
      <text:p text:style-name="P4"><text:s text:c="6"/>digitalWrite(13, HIGH);</text:p>
      <text:p text:style-name="P4"><text:s text:c="4"/>}</text:p>
      <text:p text:style-name="P4"><text:s text:c="4"/>else </text:p>
      <text:p text:style-name="P4"><text:s text:c="3"/>{</text:p>
      <text:p text:style-name="P4"><text:s text:c="6"/>digitalWrite(13, LOW);</text:p>
      <text:p text:style-name="P4"><text:s text:c="4"/>}</text:p>
      <text:p text:style-name="P9">we can remove the code if we dont want led indication</text:p>
      <text:p text:style-name="P6"/>
      <text:p text:style-name="P6"/>
      <text:p text:style-name="P6"/>
      <text:p text:style-name="P6"/>
      <text:p text:style-name="P6"><text:soft-page-break/></text:p>
      <text:p text:style-name="P6"/>
      <text:p text:style-name="P6"/>
      <text:p text:style-name="P6"/>
      <text:p text:style-name="P10">const lmic_pinmap lmic_pins = {</text:p>
      <text:p text:style-name="P10"><text:s text:c="4"/>.nss = 8, <text:s text:c="22"/>// chip select on feather (rf95module) CS</text:p>
      <text:p text:style-name="P10"><text:s text:c="4"/>.rxtx = LMIC_UNUSED_PIN,</text:p>
      <text:p text:style-name="P10"><text:s text:c="4"/>.rst = 4, <text:s text:c="22"/>// reset pin</text:p>
      <text:p text:style-name="P10"><text:s text:c="4"/>.dio = {6, 5, LMIC_UNUSED_PIN}, // assumes external jumpers [feather_lora_jumper]</text:p>
      <text:p text:style-name="P6"/>
      <text:p text:style-name="P6"><text:s text:c="2"/><text:span text:style-name="T3">this section is using to define pin of arduino pro mini used for connecting rfm95 lora module.we need to change the pins based on our connec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14:46:36.335975369</meta:creation-date>
    <dc:date>2024-01-12T16:56:16.948293593</dc:date>
    <meta:editing-duration>PT13M15S</meta:editing-duration>
    <meta:editing-cycles>9</meta:editing-cycles>
    <meta:generator>LibreOffice/7.3.7.2$Linux_X86_64 LibreOffice_project/30$Build-2</meta:generator>
    <meta:document-statistic meta:table-count="0" meta:image-count="0" meta:object-count="0" meta:page-count="3" meta:paragraph-count="58" meta:word-count="583" meta:character-count="3688" meta:non-whitespace-character-count="2957"/>
  </office:meta>
</office:document-meta>
</file>